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af26" officeooo:paragraph-rsid="0004af26"/>
    </style:style>
    <style:style style:name="P3" style:family="paragraph" style:parent-style-name="Standard">
      <style:text-properties fo:font-weight="bold" officeooo:rsid="000d5b6d" officeooo:paragraph-rsid="000d5b6d" style:font-weight-asian="bold" style:font-weight-complex="bold"/>
    </style:style>
    <style:style style:name="P4" style:family="paragraph" style:parent-style-name="Standard">
      <style:text-properties fo:font-weight="normal" officeooo:rsid="000d5b6d" officeooo:paragraph-rsid="000d5b6d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cf7d5"/>
    </style:style>
    <style:style style:name="P7" style:family="paragraph" style:parent-style-name="Standard">
      <style:text-properties officeooo:rsid="000a6349" officeooo:paragraph-rsid="000a6349"/>
    </style:style>
    <style:style style:name="P8" style:family="paragraph" style:parent-style-name="Standard">
      <style:text-properties officeooo:paragraph-rsid="00061b1e"/>
    </style:style>
    <style:style style:name="P9" style:family="paragraph" style:parent-style-name="Standard">
      <style:text-properties officeooo:rsid="00096c7e" officeooo:paragraph-rsid="00096c7e"/>
    </style:style>
    <style:style style:name="T1" style:family="text">
      <style:text-properties officeooo:rsid="000659b8"/>
    </style:style>
    <style:style style:name="T2" style:family="text">
      <style:text-properties officeooo:rsid="00034e55"/>
    </style:style>
    <style:style style:name="T3" style:family="text">
      <style:text-properties officeooo:rsid="000eab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5b6d"/>
    </style:style>
    <style:style style:name="T6" style:family="text">
      <style:text-properties officeooo:rsid="0007ec2f"/>
    </style:style>
    <style:style style:name="T7" style:family="text">
      <style:text-properties officeooo:rsid="0005a064"/>
    </style:style>
    <style:style style:name="T8" style:family="text">
      <style:text-properties fo:font-style="italic" officeooo:rsid="0007ec2f" style:font-style-asian="italic" style:font-style-complex="italic"/>
    </style:style>
    <style:style style:name="T9" style:family="text">
      <style:text-properties fo:font-style="italic" officeooo:rsid="00096b48" style:font-style-asian="italic" style:font-style-complex="italic"/>
    </style:style>
    <style:style style:name="T10" style:family="text">
      <style:text-properties officeooo:rsid="000b933a"/>
    </style:style>
    <style:style style:name="T11" style:family="text">
      <style:text-properties officeooo:rsid="000cf7d5"/>
    </style:style>
    <style:style style:name="T12" style:family="text">
      <style:text-properties officeooo:rsid="000ef1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X11 WINDOW API</text:p>
      <text:p text:style-name="P2">version: 0.2</text:p>
      <text:p text:style-name="P1">Created by: Cristiano Simao dos Santos</text:p>
      <text:p text:style-name="P1">Date: <text:span text:style-name="T1">03</text:span>/<text:span text:style-name="T1">31</text:span>/202<text:span text:style-name="T2">5</text:span></text:p>
      <text:p text:style-name="P2"><text:s/>(2022 - 2025)</text:p>
      <text:p text:style-name="P1"><text:a xlink:type="simple" xlink:href="https://github.com/CristianoSimao/Simple-X11-Window-API" text:style-name="Internet_20_link" text:visited-style-name="Visited_20_Internet_20_Link">https://github.com/CristianoSimao/Simple-X11-Window-API</text:a></text:p>
      <text:p text:style-name="P1"/>
      <text:p text:style-name="P1"/>
      <text:p text:style-name="P3">Global Varibles:</text:p>
      <text:p text:style-name="P4"/>
      <text:p text:style-name="P4"><text:tab/><text:span text:style-name="T3">All varibles bellow are updated with the function Sx11GetEvents().</text:span></text:p>
      <text:p text:style-name="P4"/>
      <text:p text:style-name="P4"><text:tab/>int sx11MouseLeftPress</text:p>
      <text:p text:style-name="P4"><text:tab/>int sx11MouseMiddlePress</text:p>
      <text:p text:style-name="P4"><text:tab/>int sx11MouseRightPress</text:p>
      <text:p text:style-name="P4"><text:tab/>int sx11MouseWheelUpPress <text:s text:c="3"/></text:p>
      <text:p text:style-name="P4"><text:tab/>int sx11MouseWheelDownPress </text:p>
      <text:p text:style-name="P4"><text:tab/>int sx11MouseLeftReleased <text:s/></text:p>
      <text:p text:style-name="P4"><text:tab/>int sx11MouseMiddleReleased</text:p>
      <text:p text:style-name="P4"><text:tab/>int sx11MouseRightReleased</text:p>
      <text:p text:style-name="P4"><text:tab/>int sx11MouseWheelUpReleased </text:p>
      <text:p text:style-name="P4"><text:tab/>int sx11MouseWheelDownReleased</text:p>
      <text:p text:style-name="P4"><text:tab/>int sx11MouseX <text:s text:c="4"/></text:p>
      <text:p text:style-name="P4"><text:tab/>int sx11MouseY <text:s text:c="8"/></text:p>
      <text:p text:style-name="P4"><text:tab/>int sx11MouseMove</text:p>
      <text:p text:style-name="P4"/>
      <text:p text:style-name="P4"><text:tab/>int sx11Keyboard_A_press</text:p>
      <text:p text:style-name="P4"><text:tab/>int sx11Keyboard_W_press</text:p>
      <text:p text:style-name="P4"><text:tab/>int sx11Keyboard_S_press</text:p>
      <text:p text:style-name="P4"><text:tab/>int sx11Keyboard_D_press</text:p>
      <text:p text:style-name="P4"><text:tab/>int sx11Keyboard_Q_press</text:p>
      <text:p text:style-name="P4"><text:tab/>int sx11Keyboard_E_press</text:p>
      <text:p text:style-name="P4"><text:tab/>int sx11Keyboard_R_press</text:p>
      <text:p text:style-name="P4"><text:tab/>int sx11Keyboard_Shift_press</text:p>
      <text:p text:style-name="P4"><text:tab/>int sx11Keyboard_Ctrl_press</text:p>
      <text:p text:style-name="P4"><text:tab/>int sx11Keyboard_Space_press</text:p>
      <text:p text:style-name="P4"><text:tab/>int sx11Keyboard_1_press</text:p>
      <text:p text:style-name="P4"><text:tab/>int sx11Keyboard_2_press</text:p>
      <text:p text:style-name="P4"><text:tab/>int sx11Keyboard_3_press</text:p>
      <text:p text:style-name="P4"><text:tab/>int sx11Keyboard_4_press</text:p>
      <text:p text:style-name="P4"><text:tab/>int sx11Keyboard_Arrow_Left_press</text:p>
      <text:p text:style-name="P4"><text:tab/>int sx11Keyboard_Arrow_Right_press</text:p>
      <text:p text:style-name="P4"><text:tab/>int sx11Keyboard_Arrow_Up_press</text:p>
      <text:p text:style-name="P4"><text:tab/>int sx11Keyboard_Arrow_Down_press</text:p>
      <text:p text:style-name="P4"><text:tab/>int sx11Keyboard_Enter_press</text:p>
      <text:p text:style-name="P4"/>
      <text:p text:style-name="P4"><text:tab/>int sx11Keyboard_A_released</text:p>
      <text:p text:style-name="P4"><text:tab/>int sx11Keyboard_W_released</text:p>
      <text:p text:style-name="P4"><text:tab/>int sx11Keyboard_S_released</text:p>
      <text:p text:style-name="P4"><text:tab/>int sx11Keyboard_D_release<text:span text:style-name="T3">d</text:span></text:p>
      <text:p text:style-name="P4"><text:tab/>int sx11Keyboard_Q_released</text:p>
      <text:p text:style-name="P4"><text:tab/>int sx11Keyboard_E_released</text:p>
      <text:p text:style-name="P4"><text:soft-page-break/><text:tab/>int sx11Keyboard_R_released</text:p>
      <text:p text:style-name="P4"><text:tab/>int sx11Keyboard_Shift_released</text:p>
      <text:p text:style-name="P4"><text:tab/>int sx11Keyboard_Ctrl_released</text:p>
      <text:p text:style-name="P4"><text:tab/>int sx11Keyboard_Space_released</text:p>
      <text:p text:style-name="P4"><text:tab/>int sx11Keyboard_1_released</text:p>
      <text:p text:style-name="P4"><text:tab/>int sx11Keyboard_2_released</text:p>
      <text:p text:style-name="P4"><text:tab/>int sx11Keyboard_3_released</text:p>
      <text:p text:style-name="P4"><text:tab/>int sx11Keyboard_4_released</text:p>
      <text:p text:style-name="P4"><text:tab/>int sx11Keyboard_Arrow_Left_released</text:p>
      <text:p text:style-name="P4"><text:tab/>int sx11Keyboard_Arrow_Right_released</text:p>
      <text:p text:style-name="P4"><text:tab/>int sx11Keyboard_Arrow_Up_released</text:p>
      <text:p text:style-name="P4"><text:tab/>int sx11Keyboard_Arrow_Down_released</text:p>
      <text:p text:style-name="P4"><text:tab/>int sx11Keyboard_Enter_released</text:p>
      <text:p text:style-name="P4"/>
      <text:p text:style-name="P5">Functions:</text:p>
      <text:p text:style-name="Standard"><text:span text:style-name="T4">- Sx11Init() <text:s text:c="2"/></text:span>Configure the initial steps to create windows.</text:p>
      <text:p text:style-name="Standard"/>
      <text:p text:style-name="Standard"><text:tab/>void Sx11Init()</text:p>
      <text:p text:style-name="Standard"/>
      <text:p text:style-name="Standard"><text:tab/><text:span text:style-name="T5">Makes the initial configurations to initialize the X11 window system.</text:span></text:p>
      <text:p text:style-name="Standard">________________________________________________________________________________</text:p>
      <text:p text:style-name="Standard"><text:span text:style-name="T4">- Sx11CreateWindow() <text:s/></text:span>Create a basic window.</text:p>
      <text:p text:style-name="Standard"/>
      <text:p text:style-name="Standard"><text:tab/>int Sx11CreateWindow(int sizeX,</text:p>
      <text:p text:style-name="Standard"><text:tab/><text:tab/><text:tab/><text:tab/> <text:s text:c="2"/>int sizeY,</text:p>
      <text:p text:style-name="Standard"><text:tab/><text:tab/><text:tab/><text:tab/> <text:s text:c="2"/>char windowtitle[],</text:p>
      <text:p text:style-name="Standard"><text:tab/><text:tab/><text:tab/><text:tab/> <text:s text:c="2"/>unsigned long int backgorundColor)</text:p>
      <text:p text:style-name="Standard"/>
      <text:p text:style-name="Standard"><text:tab/>This function return 0 if all is OK.</text:p>
      <text:p text:style-name="Standard"><text:tab/>sizeX is the width of window.</text:p>
      <text:p text:style-name="Standard"><text:tab/>sixeY is the height of the window.</text:p>
      <text:p text:style-name="Standard"><text:tab/>windowtitle is the string displayed in the window title bar.</text:p>
      <text:p text:style-name="Standard"><text:tab/>backgroundColor is the background color of the window in hex format.</text:p>
      <text:p text:style-name="Standard">________________________________________________________________________________</text:p>
      <text:p text:style-name="Standard"><text:span text:style-name="T4">- Sx11SetFullScreen() <text:s text:c="2"/></text:span>Make the window fullscreen.</text:p>
      <text:p text:style-name="Standard"/>
      <text:p text:style-name="Standard"><text:tab/>void Sx11SetFullScreen()</text:p>
      <text:p text:style-name="Standard">________________________________________________________________________________</text:p>
      <text:p text:style-name="Standard"><text:span text:style-name="T4">- Sx11SetScreenResolution()</text:span> <text:s text:c="4"/>Change the resolution of the screen monitor to other modes.</text:p>
      <text:p text:style-name="Standard"/>
      <text:p text:style-name="Standard"><text:tab/>int Sx11SetScreenResolution(<text:span text:style-name="T6">int resolutionx, int resolutiony</text:span>)</text:p>
      <text:p text:style-name="Standard"/>
      <text:p text:style-name="Standard"><text:tab/>This function return 0 if all is OK <text:span text:style-name="T6">or 1 if error</text:span>.</text:p>
      <text:p text:style-name="Standard"><text:span text:style-name="T7"><text:tab/>r</text:span>esolution<text:span text:style-name="T6">x</text:span> <text:span text:style-name="T6">i</text:span>s the <text:span text:style-name="T6">width of the screen.</text:span></text:p>
      <text:p text:style-name="Standard"><text:tab/><text:span text:style-name="T6">resolutiony is the height of the screen.</text:span></text:p>
      <text:p text:style-name="Standard"/>
      <text:p text:style-name="Standard"><text:tab/><text:span text:style-name="T6">Common screen resolution modes are: </text:span><text:span text:style-name="T8">640x480, 720x400, 720x480, 720x576, </text:span><text:span text:style-name="T9">800x600, 832x624, 1024x768, 1152x864, 1280x720, 1280x800, 1280x1024, 1440x900, 1600x900, 1680x1050, 1920x1080. <text:s/></text:span></text:p>
      <text:p text:style-name="Standard"><text:tab/>If the hardware not support the resolution the function will print a</text:p>
      <text:p text:style-name="Standard">error message in the console, and the function reurn the value 1.</text:p>
      <text:p text:style-name="Standard">________________________________________________________________________________</text:p>
      <text:p text:style-name="Standard"><text:soft-page-break/><text:span text:style-name="T4">- Sx11DrawString() <text:s text:c="2"/></text:span>Print text to the window.</text:p>
      <text:p text:style-name="Standard"/>
      <text:p text:style-name="Standard"><text:tab/>void Sx11DrawString(int x, int y,unsigned long int sx11Color, char sx11text[])</text:p>
      <text:p text:style-name="Standard"/>
      <text:p text:style-name="Standard"><text:tab/>x is the horizontal coordinate.</text:p>
      <text:p text:style-name="Standard"><text:tab/>y is the vertical coordinate.</text:p>
      <text:p text:style-name="Standard"><text:tab/>sx11Color is the color of the text in hex format.</text:p>
      <text:p text:style-name="Standard"><text:tab/>sx11text is the string to be printed</text:p>
      <text:p text:style-name="Standard">_______________________________________________________________________________- <text:span text:style-name="T4">Sx11DrawLine() </text:span>Draw a line in the window.</text:p>
      <text:p text:style-name="Standard"/>
      <text:p text:style-name="Standard"><text:tab/>void Sx11DrawLine(int x, int y, int fx, int fy, unsigned long int sx11Color)</text:p>
      <text:p text:style-name="Standard"><text:tab/>x is the initial horizontal coordinate.</text:p>
      <text:p text:style-name="Standard"><text:tab/>y is the initial vertical coordinate.</text:p>
      <text:p text:style-name="Standard"><text:tab/>fx is the final horizontal coordinate.</text:p>
      <text:p text:style-name="Standard"><text:tab/>fy is the final vertical coordinate.</text:p>
      <text:p text:style-name="Standard"><text:tab/>sx11Color is the color of the text in hex format.</text:p>
      <text:p text:style-name="Standard">________________________________________________________________________________</text:p>
      <text:p text:style-name="Standard"><text:span text:style-name="T4">- Sx11DrawPixel() <text:s text:c="2"/></text:span>Draw a pixel in the window.</text:p>
      <text:p text:style-name="Standard"/>
      <text:p text:style-name="Standard"><text:tab/>void Sx11DrawPixel(int x, int y, unsigned long int sx11Color)</text:p>
      <text:p text:style-name="Standard"><text:tab/>x is the horizontal coordinate.</text:p>
      <text:p text:style-name="Standard"><text:tab/>y is the vertical coordinate.</text:p>
      <text:p text:style-name="Standard"><text:tab/>sx11Color is the color of the text in hex format.</text:p>
      <text:p text:style-name="Standard">________________________________________________________________________________</text:p>
      <text:p text:style-name="Standard"><text:span text:style-name="T4">- Sx11GetEvents() <text:s text:c="2"/></text:span>Capture keyboard and mouse events.</text:p>
      <text:p text:style-name="Standard"/>
      <text:p text:style-name="Standard"><text:tab/>int Sx11GetEvents()</text:p>
      <text:p text:style-name="Standard"/>
      <text:p text:style-name="Standard"><text:tab/>You need call this function every frame to capture mouse and keyboard events. Also this</text:p>
      <text:p text:style-name="Standard">function receive the messages from Window Manager when the user click in the “X” button to</text:p>
      <text:p text:style-name="Standard">close the window and also the Alt+F4 close event.</text:p>
      <text:p text:style-name="P6"><text:tab/><text:span text:style-name="T10">This function store 1 or 0 in the global variables representing the buttons press or released.</text:span></text:p>
      <text:p text:style-name="P6"><text:span text:style-name="T10"><text:tab/></text:span><text:span text:style-name="T11">The variables sx11MouseLeftPress,</text:span><text:span text:style-name="T10"> </text:span><text:span text:style-name="T11">sx11Keyboard_w_released...etc are affected by this function.</text:span></text:p>
      <text:p text:style-name="P6"><text:tab/><text:span text:style-name="T11">This function also capture the mouse movement changing the sx11MouseX and sx11MouseY <text:s/>global variables.</text:span></text:p>
      <text:p text:style-name="P6"><text:tab/><text:span text:style-name="T12">At the moment this functions capture events to the mouse and the following keyboard keys: 1, 2, 3, 4, Q, W, E, R, A, S, D, Shift, Ctrl, Space, Arrow UP, Arrow Left, Arrow Down, Arrow Right, Enter.</text:span></text:p>
      <text:p text:style-name="P7">________________________________________________________________________________</text:p>
      <text:p text:style-name="P7"><text:span text:style-name="T4">- Sx11ClearButtons()</text:span> <text:s text:c="2"/>Clear all buttons variables from keyboard and mouse.</text:p>
      <text:p text:style-name="P7"/>
      <text:p text:style-name="P7"><text:tab/>void Sx11ClearButtons() </text:p>
      <text:p text:style-name="P7"><text:tab/></text:p>
      <text:p text:style-name="P7"><text:tab/>This function reset (to “0”) all keyboard and mouse global variables. <text:span text:style-name="T10">Use this function every frame after call Sx11GetEvents() and your code process the buttons pressed.</text:span></text:p>
      <text:p text:style-name="Standard">________________________________________________________________________________</text:p>
      <text:p text:style-name="Standard"><text:span text:style-name="T4">- Sx11End() <text:s text:c="2"/></text:span>Close the window and delete all resources.</text:p>
      <text:p text:style-name="P8"><text:tab/></text:p>
      <text:p text:style-name="P8"><text:tab/>void Sx11End()</text:p>
      <text:p text:style-name="P8"/>
      <text:p text:style-name="Standard"><text:soft-page-break/><text:tab/>Close the conection to X Window System and return the monitor resolution to the original value if changed.</text:p>
      <text:p text:style-name="P9">________________________________________________________________________________</text:p>
      <text:p text:style-name="P9"><text:span text:style-name="T4">- Sx11Flush() </text:span><text:s text:c="2"/>Refresh the screen to show new drawings.</text:p>
      <text:p text:style-name="P9"/>
      <text:p text:style-name="P9"><text:tab/>Void Sx11Flush()</text:p>
      <text:p text:style-name="P9"/>
      <text:p text:style-name="P9"><text:tab/>If the drawings are not showing in the screen, use this function at the end of all drawings instru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3:40:09.115564025</meta:creation-date>
    <dc:date>2025-03-31T14:26:22.380490095</dc:date>
    <meta:editing-duration>PT45M25S</meta:editing-duration>
    <meta:editing-cycles>14</meta:editing-cycles>
    <meta:generator>LibreOffice/24.8.4.2$Linux_X86_64 LibreOffice_project/bb3cfa12c7b1bf994ecc5649a80400d06cd71002</meta:generator>
    <meta:document-statistic meta:table-count="0" meta:image-count="0" meta:object-count="0" meta:page-count="4" meta:paragraph-count="130" meta:word-count="675" meta:character-count="5951" meta:non-whitespace-character-count="5239"/>
  </office:meta>
</office:document-meta>
</file>